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ebd" officeooo:paragraph-rsid="000f7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 da corre n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33:08.751000000</meta:creation-date>
    <dc:date>2019-05-13T16:33:39.985000000</dc:date>
    <meta:editing-duration>PT32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6.0.6.2$Windows_X86_64 LibreOffice_project/0c292870b25a325b5ed35f6b45599d2ea4458e77</meta:generator>
  </office:meta>
</office:document-meta>
</file>